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del_threshold_95" table:style-name="ta1">
        <table:shapes>
          <draw:frame draw:z-index="0" draw:style-name="gr1" draw:text-style-name="P1" svg:width="210.6mm" svg:height="106.5mm" svg:x="149.38mm" svg:y="57.64mm">
            <loext:p draw:notify-on-update-of-ranges="model_threshold_95.B1:model_threshold_95.B1 model_threshold_95.B2:model_threshold_95.B1316 model_threshold_95.A1:model_threshold_95.A1 model_threshold_95.A2:model_threshold_95.A13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SSI (-dBM)</text:p>
          </table:table-cell>
          <table:table-cell office:value-type="string" calcext:value-type="string">
            <text:p>No. of Packets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00:09:36.187844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00:12:13.848880215</dc:date>
    <meta:editing-duration>PT8M29S</meta:editing-duration>
    <meta:editing-cycles>2</meta:editing-cycles>
    <meta:generator>LibreOffice/5.1.6.2$Linux_X86_64 LibreOffice_project/10m0$Build-2</meta:generator>
    <meta:document-statistic meta:table-count="1" meta:cell-count="26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1cm" draw:fill="none" draw:fill-color="#e6e6e6"/>
      <style:text-properties fo:font-size="2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style:rotation-angle="0"/>
      <style:text-properties fo:font-size="2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fo:font-weight="bold" style:font-size-asian="10pt" style:font-size-complex="10pt"/>
    </style:style>
    <style:style style:name="ch7" style:family="chart">
      <style:chart-properties style:rotation-angle="90"/>
      <style:text-properties fo:font-size="2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140" chart:maximum="-80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4pt" fo:font-weight="bold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61cm" svg:height="10.651cm" xlink:href=".." xlink:type="simple" chart:class="chart:bar" chart:column-mapping="1 0" chart:style-name="ch1">
        <chart:legend svg:x="3.762cm" svg:y="0.185cm" style:legend-expansion="custom" chartooo:width="13.724cm" chartooo:height="1.009cm" style:legend-expansion-aspect-ratio="13.601585728444" chart:style-name="ch2"/>
        <chart:plot-area chart:style-name="ch3" table:cell-range-address="model_threshold_95.A1:model_threshold_95.B1316" chart:data-source-has-labels="row" svg:x="1.633cm" svg:y="1.194cm" svg:width="17.121cm" svg:height="8.274cm">
          <chartooo:coordinate-region svg:x="3.048cm" svg:y="1.474cm" svg:width="14.422cm" svg:height="6.791cm"/>
          <chart:axis chart:dimension="x" chart:name="primary-x" chart:style-name="ch4">
            <chart:title svg:x="7.497cm" svg:y="9.189cm" chart:style-name="ch5">
              <text:p>Time (second)</text:p>
            </chart:title>
          </chart:axis>
          <chart:axis chart:dimension="y" chart:name="primary-y" chart:style-name="ch6">
            <chart:title svg:x="0cm" svg:y="7.467cm" chart:style-name="ch7">
              <text:p>No. of Packets</text:p>
            </chart:title>
            <chart:grid chart:style-name="ch8" chart:class="major"/>
          </chart:axis>
          <chart:axis chart:dimension="y" chart:name="secondary-y" chart:style-name="ch9">
            <chart:title svg:x="19.345cm" svg:y="6.912cm" chart:style-name="ch7">
              <text:p>RSSI (dBm)</text:p>
            </chart:title>
          </chart:axis>
          <chart:series chart:attached-axis="primary-y" chart:style-name="ch10" chart:values-cell-range-address="model_threshold_95.B2:model_threshold_95.B1316" chart:label-cell-address="model_threshold_95.B1:model_threshold_95.B1" chart:class="chart:bar">
            <chart:data-point chart:repeated="1315"/>
          </chart:series>
          <chart:series chart:attached-axis="secondary-y" chart:style-name="ch11" chart:values-cell-range-address="model_threshold_95.A2:model_threshold_95.A1316" chart:label-cell-address="model_threshold_95.A1:model_threshold_95.A1" chart:class="chart:line">
            <chart:data-point chart:repeated="13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 of Packets</text:p>
                <draw:g>
                  <svg:desc>model_threshold_95.B1:model_threshold_95.B1</svg:desc>
                </draw:g>
              </table:table-cell>
              <table:table-cell office:value-type="string">
                <text:p>RSSI (-dBM)</text:p>
                <draw:g>
                  <svg:desc>model_threshold_95.A1:model_threshold_95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6">
                <text:p>1476</text:p>
                <draw:g>
                  <svg:desc>model_threshold_95.B2:model_threshold_95.B1316</svg:desc>
                </draw:g>
              </table:table-cell>
              <table:table-cell office:value-type="float" office:value="-99">
                <text:p>-99</text:p>
                <draw:g>
                  <svg:desc>model_threshold_95.A2:model_threshold_95.A13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6">
                <text:p>14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6">
                <text:p>147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0">
                <text:p>129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26">
                <text:p>282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26">
                <text:p>282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26">
                <text:p>282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43">
                <text:p>17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43">
                <text:p>174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43">
                <text:p>17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43">
                <text:p>174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43">
                <text:p>174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26">
                <text:p>28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26">
                <text:p>28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45">
                <text:p>20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26">
                <text:p>28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45">
                <text:p>204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45">
                <text:p>20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45">
                <text:p>20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26">
                <text:p>28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26">
                <text:p>282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